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MatchersTest.shouldAllowAnyIte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MatchersTest.shouldAllowAn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Matcher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MatchersTest.shouldAllowAn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MatchersTest.shouldAllowAn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wMatchersTest.shouldAllowAn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